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3820363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4" style:family="paragraph">
      <style:paragraph-properties fo:text-align="center"/>
      <style:text-properties fo:color="#ff0000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3" style:family="text">
      <style:text-properties fo:color="#ff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17cm" svg:height="16.93cm" svg:x="0.005cm" svg:y="0.003cm">
          <draw:image xlink:href="Pictures/1000000000000320000001E038203632.png" xlink:type="simple" xlink:show="embed" xlink:actuate="onLoad">
            <text:p/>
          </draw:image>
        </draw:frame>
        <draw:rect draw:style-name="gr2" draw:text-style-name="P2" draw:layer="layout" svg:width="8.926cm" svg:height="1.6cm" svg:x="0.439cm" svg:y="12.032cm">
          <text:p text:style-name="P1"><text:span text:style-name="T1">STD_PUSHBT_PARAMS</text:span></text:p>
          <text:p text:style-name="P1"><text:span text:style-name="T1">RUN_python params.py</text:span></text:p>
        </draw:rect>
        <draw:rect draw:style-name="gr2" draw:text-style-name="P2" draw:layer="layout" svg:width="8.823cm" svg:height="1.582cm" svg:x="0.377cm" svg:y="1.709cm">
          <text:p text:style-name="P1"><text:span text:style-name="T1">STD_PUSHBT_Contacts</text:span></text:p>
          <text:p text:style-name="P1"><text:span text:style-name="T1">RUN_python contacts.py</text:span></text:p>
        </draw:rect>
        <draw:rect draw:style-name="gr2" draw:text-style-name="P2" draw:layer="layout" svg:width="7.1cm" svg:height="1.582cm" svg:x="0.4cm" svg:y="5.8cm">
          <text:p text:style-name="P1"><text:span text:style-name="T1">STD_PUSHBT_SMS</text:span></text:p>
          <text:p text:style-name="P1"><text:span text:style-name="T1">RUN_python sms.py</text:span></text:p>
        </draw:rect>
        <draw:rect draw:style-name="gr2" draw:text-style-name="P2" draw:layer="layout" svg:width="7.1cm" svg:height="1.582cm" svg:x="0.5cm" svg:y="9.93cm">
          <text:p text:style-name="P1"><text:span text:style-name="T1">STD_PUSHBT_888</text:span></text:p>
          <text:p text:style-name="P1"><text:span text:style-name="T1">RUN_python 888.py</text:span></text:p>
        </draw:rect>
        <draw:rect draw:style-name="gr2" draw:text-style-name="P3" draw:layer="layout" svg:width="1.974cm" svg:height="1.372cm" svg:x="0.541cm" svg:y="15.116cm">
          <text:p text:style-name="P1"><text:span text:style-name="T2">STD_PUSHBT_HOME</text:span></text:p>
          <text:p text:style-name="P1"><text:span text:style-name="T2">EMBD_QUITSCREEN</text:span></text:p>
        </draw:rect>
        <draw:rect draw:style-name="gr2" draw:text-style-name="P4" draw:layer="layout" svg:width="2.328cm" svg:height="1.372cm" svg:x="9.554cm" svg:y="15.16cm">
          <text:p text:style-name="P1"><text:span text:style-name="T3">STD_PUSHBT_VOLMIN</text:span></text:p>
          <text:p text:style-name="P1"><text:span text:style-name="T3">EMBD_VOLMIN</text:span></text:p>
        </draw:rect>
        <draw:rect draw:style-name="gr2" draw:text-style-name="P4" draw:layer="layout" svg:width="2.328cm" svg:height="1.372cm" svg:x="12.775cm" svg:y="15.174cm">
          <text:p text:style-name="P1"><text:span text:style-name="T3">STD_PUSHBT_VOLPLUS</text:span></text:p>
          <text:p text:style-name="P1"><text:span text:style-name="T3">EMBD_VOLPLU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25T22:11:09</dc:date>
    <dc:creator>Gwéna LE YONDRE</dc:creator>
    <meta:editing-duration>PT3H47S</meta:editing-duration>
    <meta:editing-cycles>34</meta:editing-cycles>
    <meta:generator>OpenOffice/4.1.2$Unix OpenOffice.org_project/412m3$Build-9782</meta:generator>
    <meta:document-statistic meta:object-count="8"/>
  </office:meta>
</office:document-meta>
</file>